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>
      <style:paragraph-properties fo:keep-together="auto" fo:orphans="0" fo:widows="0" fo:break-before="auto" fo:break-after="auto" fo:padding="0in" fo:border="none" fo:keep-with-next="auto"/>
    </style:style>
    <style:style style:name="P2" style:family="paragraph" style:parent-style-name="Standard" style:list-style-name="WWNum1">
      <style:paragraph-properties fo:margin-left="0.5in" fo:margin-right="0in" fo:keep-together="auto" fo:orphans="0" fo:widows="0" fo:text-indent="-0.25in" style:auto-text-indent="false" fo:break-before="auto" fo:break-after="auto" fo:padding="0in" fo:border="none" fo:keep-with-next="auto"/>
    </style:style>
    <style:style style:name="P3" style:family="paragraph" style:parent-style-name="Standard" style:list-style-name="WWNum1">
      <style:paragraph-properties fo:margin-left="1in" fo:margin-right="0in" fo:keep-together="auto" fo:orphans="0" fo:widows="0" fo:text-indent="-0.25in" style:auto-text-indent="false" fo:break-before="auto" fo:break-after="auto" fo:padding="0in" fo:border="none" fo:keep-with-next="auto"/>
    </style:style>
    <style:style style:name="P4" style:family="paragraph" style:parent-style-name="Standard" style:list-style-name="WWNum1">
      <style:paragraph-properties fo:margin-left="1.5in" fo:margin-right="0in" fo:keep-together="auto" fo:orphans="0" fo:widows="0" fo:text-indent="-0.25in" style:auto-text-indent="false" fo:break-before="auto" fo:break-after="auto" fo:padding="0in" fo:border="none" fo:keep-with-next="auto"/>
    </style:style>
    <style:style style:name="P5" style:family="paragraph" style:parent-style-name="Standard">
      <style:paragraph-properties fo:margin-left="0in" fo:margin-right="0in" fo:keep-together="auto" fo:orphans="0" fo:widows="0" fo:text-indent="0in" style:auto-text-indent="false" fo:break-before="auto" fo:break-after="auto" fo:padding="0in" fo:border="none" fo:keep-with-next="auto"/>
    </style:style>
    <style:style style:name="P6" style:family="paragraph" style:parent-style-name="Title" style:master-page-name="Standard">
      <style:paragraph-properties fo:keep-together="auto" fo:orphans="0" fo:widows="0" style:page-number="1" fo:break-before="auto" fo:break-after="auto" fo:padding="0in" fo:border="none" fo:keep-with-next="auto"/>
    </style:style>
    <style:style style:name="T1" style:family="text">
      <style:text-properties style:font-name="Trebuchet MS" fo:font-size="21pt" style:font-name-asian="Trebuchet MS1" style:font-size-asian="21pt" style:font-name-complex="Trebuchet MS1" style:font-size-complex="21pt"/>
    </style:style>
    <style:style style:name="T2" style:family="text">
      <style:text-properties fo:background-color="#ffff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bookmark text:name="_25pt49az2lj6"/>Incrementally simplifying the PNaCl bitcode format</text:p>
      <text:p text:style-name="P1"/>
      <text:p text:style-name="P1">This is a list of changes we might make to the PNaCl bitcode format (as implemented by the forked LLVM bitcode reader/writer in lib/Bitcode/NaCl) to simplify it.</text:p>
      <text:p text:style-name="P1"/>
      <text:p text:style-name="P1">Proposed for M30:</text:p>
      <text:p text:style-name="P1"/>
      <text:list xml:id="list66669190" text:style-name="WWNum1">
        <text:list-item>
          <text:p text:style-name="P2">Remove function attributes</text:p>
          <text:list>
            <text:list-item>
              <text:p text:style-name="P3">Remove top-level PARAMATTR_BLOCK and PARAMATTR_GROUP_BLOCK_ID</text:p>
            </text:list-item>
            <text:list-item>
              <text:p text:style-name="P3">Motivation: <text:s/>Format complexity reduction</text:p>
            </text:list-item>
            <text:list-item>
              <text:p text:style-name="P3">Doesn’t break compatibility</text:p>
            </text:list-item>
          </text:list>
        </text:list-item>
      </text:list>
      <text:p text:style-name="P1"/>
      <text:list xml:id="list64027073087472" text:continue-numbering="true" text:style-name="WWNum1">
        <text:list-item>
          <text:p text:style-name="P2">Remove TRIPLE and DATALAYOUT: <text:s/>these should be implicit, because PNaCl only supports a fixed configuration.</text:p>
          <text:list>
            <text:list-item>
              <text:p text:style-name="P3">Motivation: <text:s/>Small complexity reduction</text:p>
            </text:list-item>
            <text:list-item>
              <text:p text:style-name="P3">Doesn’t break compatibility?</text:p>
            </text:list-item>
          </text:list>
        </text:list-item>
      </text:list>
      <text:p text:style-name="P1"/>
      <text:list xml:id="list64025554221915" text:continue-numbering="true" text:style-name="WWNum1">
        <text:list-item>
          <text:p text:style-name="P2">Convert GlobalVariable initializers to be represented as bytes+relocations arrays</text:p>
          <text:list>
            <text:list-item>
              <text:p text:style-name="P3">This allows two follow-on simplifications:</text:p>
              <text:list>
                <text:list-item>
                  <text:p text:style-name="P4">Remove the top-level constants block.</text:p>
                </text:list-item>
                <text:list-item>
                  <text:p text:style-name="P4">Remove the top-level types block. <text:s/>Other references to types can refer to scalar type IDs directly.</text:p>
                </text:list-item>
              </text:list>
            </text:list-item>
            <text:list-item>
              <text:p text:style-name="P3">Motivation: <text:s/>Big format complexity reduction</text:p>
            </text:list-item>
            <text:list-item>
              <text:p text:style-name="P3">Motivation: <text:s/>Pexe size reduction (the extent depends on pexe’s data segment size)</text:p>
            </text:list-item>
            <text:list-item>
              <text:p text:style-name="P3">Does break compatibility</text:p>
            </text:list-item>
          </text:list>
        </text:list-item>
      </text:list>
      <text:p text:style-name="P1"/>
      <text:list xml:id="list64026543515344" text:continue-numbering="true" text:style-name="WWNum1">
        <text:list-item>
          <text:p text:style-name="P2">Require all forward value references to be declared at the start of a function</text:p>
          <text:list>
            <text:list-item>
              <text:p text:style-name="P3">This would mean that operands are consistently represented as a single field, instead of being 1 or 2 fields.</text:p>
            </text:list-item>
            <text:list-item>
              <text:p text:style-name="P3"><text:soft-page-break/>This would remove the distinction between getValueTypePair() and popValue() in the reader.</text:p>
            </text:list-item>
            <text:list-item>
              <text:p text:style-name="P3">Motivation: <text:s/>Large complexity reduction</text:p>
            </text:list-item>
          </text:list>
        </text:list-item>
      </text:list>
      <text:p text:style-name="P1"/>
      <text:p text:style-name="P1">Not proposed for M30:</text:p>
      <text:p text:style-name="P1"/>
      <text:list xml:id="list64026812444339" text:continue-numbering="true" text:style-name="WWNum1">
        <text:list-item>
          <text:p text:style-name="P2">Remove code for handling unsupported instructions:</text:p>
          <text:list>
            <text:list-item>
              <text:p text:style-name="P3">getelementptr</text:p>
            </text:list-item>
            <text:list-item>
              <text:p text:style-name="P3">invoke, landingpad, resume</text:p>
            </text:list-item>
            <text:list-item>
              <text:p text:style-name="P3">insertvalue, extractvalue (struct operations)</text:p>
            </text:list-item>
            <text:list-item>
              <text:p text:style-name="P3">insertelement, extractelement, shufflevec (vector operations)</text:p>
            </text:list-item>
            <text:list-item>
              <text:p text:style-name="P3">indirectbr</text:p>
            </text:list-item>
            <text:list-item>
              <text:p text:style-name="P3">va_arg</text:p>
            </text:list-item>
            <text:list-item>
              <text:p text:style-name="P3">etc.</text:p>
            </text:list-item>
            <text:list-item>
              <text:p text:style-name="P3">Motivation: <text:s/>Code complexity/size reduction</text:p>
            </text:list-item>
            <text:list-item>
              <text:p text:style-name="P3">Doesn’t break compatibility</text:p>
            </text:list-item>
          </text:list>
        </text:list-item>
      </text:list>
      <text:p text:style-name="P1"/>
      <text:list xml:id="list64026745485492" text:continue-numbering="true" text:style-name="WWNum1">
        <text:list-item>
          <text:p text:style-name="P2">Remove pointer types from intrinsic declarations and replace with i32</text:p>
          <text:list>
            <text:list-item>
              <text:p text:style-name="P3">Motivation: <text:s/>Format complexity reduction</text:p>
            </text:list-item>
          </text:list>
        </text:list-item>
      </text:list>
      <text:p text:style-name="P5"/>
      <text:list xml:id="list64026650810318" text:continue-numbering="true" text:style-name="WWNum1">
        <text:list-item>
          <text:p text:style-name="P2">Remove blockaddress support</text:p>
          <text:list>
            <text:list-item>
              <text:p text:style-name="P3">Motivation: <text:s/>Code complexity/size reduction</text:p>
            </text:list-item>
          </text:list>
        </text:list-item>
      </text:list>
      <text:p text:style-name="P5"/>
      <text:list xml:id="list64025610852919" text:continue-numbering="true" text:style-name="WWNum1">
        <text:list-item>
          <text:p text:style-name="P2">Remove the inttoptr instruction.</text:p>
          <text:list>
            <text:list-item>
              <text:p text:style-name="P3">Make inttoptr implicit in instructions that take pointer operands: <text:s/>load, store, indirect calls (callee operand), intrinsic calls (e.g. pointer operands to memcpy), cmpxchg, atomicrmw.</text:p>
            </text:list-item>
            <text:list-item>
              <text:p text:style-name="P3">Motivation: <text:s/>Pexe size reduction; format complexity reduction</text:p>
            </text:list-item>
          </text:list>
        </text:list-item>
      </text:list>
      <text:p text:style-name="P5"/>
      <text:list xml:id="list64026568145460" text:continue-numbering="true" text:style-name="WWNum1">
        <text:list-item>
          <text:p text:style-name="P2"><text:soft-page-break/><text:span text:style-name="T2">Remove the ptrtoint instruction</text:span></text:p>
          <text:list>
            <text:list-item>
              <text:p text:style-name="P3">Make this implicit when getting the value of an alloca or the address of a GlobalValue as an i32.</text:p>
            </text:list-item>
            <text:list-item>
              <text:p text:style-name="P3">Motivation: <text:s/>Pexe size reduction; format complexity reduction</text:p>
            </text:list-item>
          </text:list>
        </text:list-item>
      </text:list>
      <text:p text:style-name="P5"/>
      <text:list xml:id="list64026485726553" text:continue-numbering="true" text:style-name="WWNum1">
        <text:list-item>
          <text:p text:style-name="P2">Remove bitcasts of pointers -- make these implicit</text:p>
          <text:list>
            <text:list-item>
              <text:p text:style-name="P3">This probably falls out of removing inttoptr and ptrtoint (above)</text:p>
            </text:list-item>
          </text:list>
        </text:list-item>
      </text:list>
      <text:p text:style-name="P5"/>
      <text:list xml:id="list64025520799419" text:continue-numbering="true" text:style-name="WWNum1">
        <text:list-item>
          <text:p text:style-name="P2">Remove code for supporting obsolete representations in specific cases:</text:p>
          <text:list>
            <text:list-item>
              <text:p text:style-name="P3">TYPE_CODE_FUNCTION_OLD</text:p>
            </text:list-item>
            <text:list-item>
              <text:p text:style-name="P3">FUNC_CODE_INST_CMP2</text:p>
            </text:list-item>
            <text:list-item>
              <text:p text:style-name="P3">Doesn’t break compatibility</text:p>
            </text:list-item>
          </text:list>
        </text:list-item>
      </text:list>
      <text:p text:style-name="P5"/>
      <text:list xml:id="list64026515137799" text:continue-numbering="true" text:style-name="WWNum1">
        <text:list-item>
          <text:p text:style-name="P2">Drop support for absolute Value IDs -- assume UseRelativeIDs is true</text:p>
          <text:list>
            <text:list-item>
              <text:p text:style-name="P3">Motivation: <text:s/>Code complexity reduction</text:p>
            </text:list-item>
            <text:list-item>
              <text:p text:style-name="P3">Doesn’t break compatibility</text:p>
            </text:list-item>
          </text:list>
        </text:list-item>
      </text:list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39in" fo:margin-bottom="0in" loext:contextual-spacing="false" fo:line-height="100%" fo:keep-together="always" fo:break-before="auto" fo:break-after="auto" fo:keep-with-next="always"/>
      <style:text-properties style:font-name="Trebuchet MS" fo:font-family="'Trebuchet MS'" style:font-family-generic="roman" style:font-pitch="variable" fo:font-size="16pt" style:font-name-asian="Trebuchet MS1" style:font-family-asian="'Trebuchet MS'" style:font-family-generic-asian="system" style:font-pitch-asian="variable" style:font-size-asian="16pt" style:font-name-complex="Trebuchet MS1" style:font-family-complex="'Trebuchet MS'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139in" fo:margin-bottom="0in" loext:contextual-spacing="false" fo:line-height="100%" fo:keep-together="always" fo:break-before="auto" fo:break-after="auto" fo:keep-with-next="always"/>
      <style:text-properties style:font-name="Trebuchet MS" fo:font-family="'Trebuchet MS'" style:font-family-generic="roman" style:font-pitch="variable" fo:font-size="13pt" fo:font-weight="bold" style:font-name-asian="Trebuchet MS1" style:font-family-asian="'Trebuchet MS'" style:font-family-generic-asian="system" style:font-pitch-asian="variable" style:font-size-asian="13pt" style:font-weight-asian="bold" style:font-name-complex="Trebuchet MS1" style:font-family-complex="'Trebuchet MS'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roman" style:font-pitch="variable" fo:font-size="12pt" fo:font-weight="bold" style:font-name-asian="Trebuchet MS1" style:font-family-asian="'Trebuchet MS'" style:font-family-generic-asian="system" style:font-pitch-asian="variable" style:font-size-asian="12pt" style:font-weight-asian="bold" style:font-name-complex="Trebuchet MS1" style:font-family-complex="'Trebuchet MS'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in" loext:contextual-spacing="false" fo:line-height="100%" fo:keep-together="always" fo:break-before="auto" fo:break-after="auto" fo:keep-with-next="always"/>
      <style:text-properties style:font-name="Trebuchet MS" fo:font-family="'Trebuchet MS'" style:font-family-generic="roman" style:font-pitch="variable" fo:font-size="21pt" style:font-name-asian="Trebuchet MS1" style:font-family-asian="'Trebuchet MS'" style:font-family-generic-asian="system" style:font-pitch-asian="variable" style:font-size-asian="21pt" style:font-name-complex="Trebuchet MS1" style:font-family-complex="'Trebuchet MS'" style:font-family-generic-complex="system" style:font-pitch-complex="variable" style:font-size-complex="21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139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roman" style:font-pitch="variable" fo:font-size="13pt" fo:font-style="italic" style:font-name-asian="Trebuchet MS1" style:font-family-asian="'Trebuchet MS'" style:font-family-generic-asian="system" style:font-pitch-asian="variable" style:font-size-asian="13pt" style:font-style-asian="italic" style:font-name-complex="Trebuchet MS1" style:font-family-complex="'Trebuchet MS'" style:font-family-generic-complex="system" style:font-pitch-complex="variable" style:font-size-complex="13pt"/>
    </style:style>
    <style:style style:name="ListLabel_20_1" style:display-name="ListLabel 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" style:display-name="ListLabel 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" style:display-name="ListLabel 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4" style:display-name="ListLabel 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5" style:display-name="ListLabel 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6" style:display-name="ListLabel 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7" style:display-name="ListLabel 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8" style:display-name="ListLabel 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9" style:display-name="ListLabel 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3" meta:paragraph-count="51" meta:word-count="393" meta:character-count="2664" meta:non-whitespace-character-count="2355"/>
    <meta:generator>LibreOfficeDev/6.0.5.2$Linux_X86_64 LibreOffice_project/</meta:generator>
  </office:meta>
</office:document-meta>
</file>